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Bold" style:font-family-generic="swiss" style:font-pitch="variable"/>
    <style:font-face style:name="Arial Black" svg:font-family="'Arial Black'" style:font-adornments="Bold Italic" style:font-pitch="variable"/>
    <style:font-face style:name="FuraCode Nerd Font Mono" svg:font-family="'FuraCode Nerd Font Mono'" style:font-adornments="Bold" style:font-pitch="variable"/>
    <style:font-face style:name="FuraCode Nerd Font Mono1" svg:font-family="'FuraCode Nerd Font Mono'" style:font-pitch="variable"/>
    <style:font-face style:name="Hack" svg:font-family="H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1cde5" officeooo:paragraph-rsid="0011cde5"/>
    </style:style>
    <style:style style:name="P2" style:family="paragraph" style:parent-style-name="Title">
      <style:text-properties officeooo:rsid="0011cde5" officeooo:paragraph-rsid="0011cde5"/>
    </style:style>
    <style:style style:name="P3" style:family="paragraph" style:parent-style-name="Text_20_body">
      <style:text-properties officeooo:rsid="00127bea" officeooo:paragraph-rsid="00127bea"/>
    </style:style>
    <style:style style:name="P4" style:family="paragraph" style:parent-style-name="Text_20_body">
      <style:text-properties officeooo:rsid="00127bea" officeooo:paragraph-rsid="00283a8d"/>
    </style:style>
    <style:style style:name="P5" style:family="paragraph" style:parent-style-name="Text_20_body">
      <style:text-properties officeooo:rsid="00127bea" officeooo:paragraph-rsid="002c0b6c"/>
    </style:style>
    <style:style style:name="P6" style:family="paragraph" style:parent-style-name="Text_20_body">
      <style:text-properties officeooo:rsid="00127bea" officeooo:paragraph-rsid="003030ba"/>
    </style:style>
    <style:style style:name="P7" style:family="paragraph" style:parent-style-name="Text_20_body">
      <style:text-properties officeooo:rsid="0014a9e7" officeooo:paragraph-rsid="0014a9e7"/>
    </style:style>
    <style:style style:name="P8" style:family="paragraph" style:parent-style-name="Text_20_body">
      <style:text-properties officeooo:rsid="001a75b9" officeooo:paragraph-rsid="001a75b9"/>
    </style:style>
    <style:style style:name="P9" style:family="paragraph" style:parent-style-name="Text_20_body">
      <style:text-properties officeooo:rsid="001a75b9" officeooo:paragraph-rsid="001b8f5b"/>
    </style:style>
    <style:style style:name="P10" style:family="paragraph" style:parent-style-name="Text_20_body">
      <style:text-properties style:font-name="Hack" fo:font-size="14pt" fo:font-weight="bold" officeooo:rsid="0018250e" officeooo:paragraph-rsid="0018250e"/>
    </style:style>
    <style:style style:name="P11" style:family="paragraph" style:parent-style-name="Text_20_body">
      <style:text-properties style:font-name="Hack" fo:font-size="14pt" fo:font-weight="bold" officeooo:rsid="001e5a7b" officeooo:paragraph-rsid="001e5a7b"/>
    </style:style>
    <style:style style:name="P12" style:family="paragraph" style:parent-style-name="Text_20_body">
      <style:text-properties style:font-name="Hack" fo:font-size="14pt" fo:font-weight="bold" officeooo:rsid="00205f21" officeooo:paragraph-rsid="00205f21"/>
    </style:style>
    <style:style style:name="P13" style:family="paragraph" style:parent-style-name="Code">
      <style:text-properties officeooo:paragraph-rsid="0028c7a3"/>
    </style:style>
    <style:style style:name="P14" style:family="paragraph" style:parent-style-name="Code">
      <style:text-properties officeooo:paragraph-rsid="002ce006"/>
    </style:style>
    <style:style style:name="P15" style:family="paragraph" style:parent-style-name="Text_20_body">
      <style:text-properties officeooo:rsid="00248e78" officeooo:paragraph-rsid="002c0b6c"/>
    </style:style>
    <style:style style:name="P16" style:family="paragraph" style:parent-style-name="Text_20_body">
      <style:text-properties officeooo:rsid="00248e78" officeooo:paragraph-rsid="002e894f"/>
    </style:style>
    <style:style style:name="P17" style:family="paragraph" style:parent-style-name="Text_20_body">
      <style:text-properties officeooo:rsid="0028c7a3" officeooo:paragraph-rsid="0028c7a3"/>
    </style:style>
    <style:style style:name="P18" style:family="paragraph" style:parent-style-name="Text_20_body">
      <style:text-properties officeooo:rsid="0028c7a3" officeooo:paragraph-rsid="003427d4"/>
    </style:style>
    <style:style style:name="P19" style:family="paragraph" style:parent-style-name="Text_20_body">
      <style:text-properties officeooo:rsid="002e01be" officeooo:paragraph-rsid="002e01be"/>
    </style:style>
    <style:style style:name="P20" style:family="paragraph" style:parent-style-name="Text_20_body">
      <style:text-properties officeooo:rsid="002e894f" officeooo:paragraph-rsid="002e894f"/>
    </style:style>
    <style:style style:name="P21" style:family="paragraph" style:parent-style-name="Text_20_body">
      <style:text-properties officeooo:rsid="0032fc5d" officeooo:paragraph-rsid="0032fc5d"/>
    </style:style>
    <style:style style:name="P22" style:family="paragraph" style:parent-style-name="Text_20_body">
      <style:text-properties officeooo:rsid="0032fc5d" officeooo:paragraph-rsid="00334403"/>
    </style:style>
    <style:style style:name="P23" style:family="paragraph" style:parent-style-name="Text_20_body">
      <style:text-properties officeooo:rsid="003427d4" officeooo:paragraph-rsid="003427d4"/>
    </style:style>
    <style:style style:name="P24" style:family="paragraph" style:parent-style-name="Text_20_body">
      <style:text-properties officeooo:rsid="003427d4" officeooo:paragraph-rsid="00399849"/>
    </style:style>
    <style:style style:name="P25" style:family="paragraph" style:parent-style-name="Text_20_body">
      <style:text-properties officeooo:rsid="0035bdbe" officeooo:paragraph-rsid="0035bdbe"/>
    </style:style>
    <style:style style:name="P26" style:family="paragraph" style:parent-style-name="Text_20_body">
      <style:text-properties officeooo:rsid="0035bdbe" officeooo:paragraph-rsid="003b5cab"/>
    </style:style>
    <style:style style:name="P27" style:family="paragraph" style:parent-style-name="Text_20_body">
      <style:text-properties style:font-name="Arial" fo:font-size="16pt" fo:font-weight="bold" officeooo:rsid="0035bdbe" officeooo:paragraph-rsid="0035bdbe"/>
    </style:style>
    <style:style style:name="P28" style:family="paragraph" style:parent-style-name="Text_20_body">
      <style:text-properties officeooo:rsid="00399849" officeooo:paragraph-rsid="00399849"/>
    </style:style>
    <style:style style:name="P29" style:family="paragraph" style:parent-style-name="Text_20_body">
      <style:text-properties officeooo:rsid="0029bc66" officeooo:paragraph-rsid="002c0b6c"/>
    </style:style>
    <style:style style:name="P30" style:family="paragraph" style:parent-style-name="Text_20_body">
      <style:text-properties officeooo:rsid="0029bc66" officeooo:paragraph-rsid="002e894f"/>
    </style:style>
    <style:style style:name="P31" style:family="paragraph" style:parent-style-name="Text_20_body">
      <style:text-properties officeooo:rsid="003030ba" officeooo:paragraph-rsid="003030ba"/>
    </style:style>
    <style:style style:name="P32" style:family="paragraph" style:parent-style-name="Text_20_body">
      <style:text-properties officeooo:rsid="00283a8d" officeooo:paragraph-rsid="003030ba"/>
    </style:style>
    <style:style style:name="P33" style:family="paragraph" style:parent-style-name="Text_20_body">
      <style:text-properties officeooo:rsid="003d8b8c" officeooo:paragraph-rsid="003d8b8c"/>
    </style:style>
    <style:style style:name="P34" style:family="paragraph" style:parent-style-name="Text_20_body">
      <style:text-properties officeooo:rsid="0032fc5d" officeooo:paragraph-rsid="003fb063"/>
    </style:style>
    <style:style style:name="P35" style:family="paragraph" style:parent-style-name="Text_20_body">
      <style:text-properties officeooo:rsid="003fb063" officeooo:paragraph-rsid="003fb063"/>
    </style:style>
    <style:style style:name="T1" style:family="text">
      <style:text-properties officeooo:rsid="00127bea"/>
    </style:style>
    <style:style style:name="T2" style:family="text">
      <style:text-properties officeooo:rsid="001330eb"/>
    </style:style>
    <style:style style:name="T3" style:family="text">
      <style:text-properties officeooo:rsid="00152fb7"/>
    </style:style>
    <style:style style:name="T4" style:family="text">
      <style:text-properties officeooo:rsid="001713ed"/>
    </style:style>
    <style:style style:name="T5" style:family="text">
      <style:text-properties fo:font-size="16pt" officeooo:rsid="001713ed"/>
    </style:style>
    <style:style style:name="T6" style:family="text">
      <style:text-properties style:font-name="Arial" fo:font-size="16pt" fo:font-weight="bold" officeooo:rsid="001713ed"/>
    </style:style>
    <style:style style:name="T7" style:family="text">
      <style:text-properties officeooo:rsid="0019f55c"/>
    </style:style>
    <style:style style:name="T8" style:family="text">
      <style:text-properties officeooo:rsid="001b8f5b"/>
    </style:style>
    <style:style style:name="T9" style:family="text">
      <style:text-properties officeooo:rsid="00205f21"/>
    </style:style>
    <style:style style:name="T10" style:family="text">
      <style:text-properties officeooo:rsid="002210d9"/>
    </style:style>
    <style:style style:name="T11" style:family="text">
      <style:text-properties officeooo:rsid="0023c3d8"/>
    </style:style>
    <style:style style:name="T12" style:family="text">
      <style:text-properties officeooo:rsid="00247daa"/>
    </style:style>
    <style:style style:name="T13" style:family="text">
      <style:text-properties officeooo:rsid="00248e78"/>
    </style:style>
    <style:style style:name="T14" style:family="text">
      <style:text-properties officeooo:rsid="0026d28e"/>
    </style:style>
    <style:style style:name="T15" style:family="text">
      <style:text-properties officeooo:rsid="002ce006"/>
    </style:style>
    <style:style style:name="T16" style:family="text">
      <style:text-properties officeooo:rsid="002e894f"/>
    </style:style>
    <style:style style:name="T17" style:family="text">
      <style:text-properties fo:font-style="italic" style:font-style-asian="italic" style:font-style-complex="italic"/>
    </style:style>
    <style:style style:name="T18" style:family="text">
      <style:text-properties officeooo:rsid="003030ba"/>
    </style:style>
    <style:style style:name="T19" style:family="text">
      <style:text-properties officeooo:rsid="0032fc5d"/>
    </style:style>
    <style:style style:name="T20" style:family="text">
      <style:text-properties officeooo:rsid="00334403"/>
    </style:style>
    <style:style style:name="T21" style:family="text">
      <style:text-properties officeooo:rsid="003427d4"/>
    </style:style>
    <style:style style:name="T22" style:family="text">
      <style:text-properties officeooo:rsid="0035bdbe"/>
    </style:style>
    <style:style style:name="T23" style:family="text">
      <style:text-properties officeooo:rsid="00378dd8"/>
    </style:style>
    <style:style style:name="T24" style:family="text">
      <style:text-properties officeooo:rsid="00387dc8"/>
    </style:style>
    <style:style style:name="T25" style:family="text">
      <style:text-properties officeooo:rsid="003b5cab"/>
    </style:style>
    <style:style style:name="T26" style:family="text">
      <style:text-properties officeooo:rsid="003bcc4d"/>
    </style:style>
    <style:style style:name="T27" style:family="text">
      <style:text-properties officeooo:rsid="003d8b8c"/>
    </style:style>
    <style:style style:name="T28" style:family="text">
      <style:text-properties officeooo:rsid="003f5d55"/>
    </style:style>
    <style:style style:name="T29" style:family="text">
      <style:text-properties officeooo:rsid="003fb0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etting Up HomeAssistant on Pi</text:p>
      <text:h text:style-name="Heading_20_1" text:outline-level="1">Installing Ubuntu</text:h>
      <text:p text:style-name="P1">Download ubuntu for Raspberry Pi:</text:p>
      <text:p text:style-name="Code"><text:a xlink:type="simple" xlink:href="https://ubuntu.com/download/raspberry-pi" text:style-name="Internet_20_link" text:visited-style-name="Visited_20_Internet_20_Link"><text:span text:style-name="Code">https://ubuntu.com/download/raspberry-pi</text:span></text:a></text:p>
      <text:p text:style-name="P1">Install etcher:</text:p>
      <text:p text:style-name="Code"><text:a xlink:type="simple" xlink:href="https://www.balena.io/etcher/" text:style-name="Internet_20_link" text:visited-style-name="Visited_20_Internet_20_Link"><text:span text:style-name="Code">https://www.balena.io/etcher/</text:span></text:a></text:p>
      <text:p text:style-name="P1">Write image to SSD using etcher (or dd, remembering to pass it through unzip/unzx/unwhatever first)</text:p>
      <text:p text:style-name="P1"><text:span text:style-name="T1">T</text:span>ouch <text:span text:style-name="Code">ssh</text:span> file to boot partition <text:span text:style-name="T3">(although forgot to do it last time, and ssh still worked)</text:span></text:p>
      <text:p text:style-name="P7">Also possible to edit <text:span text:style-name="Code">user-data</text:span> on boot partition to automate install, here we do it manually</text:p>
      <text:p text:style-name="P1"><text:span text:style-name="T1">C</text:span>opy over .ssh folder to SSD</text:p>
      <text:p text:style-name="P8">Also create <text:span text:style-name="Code">/etc/ssh/sshd_config.d/enable_ssh_key_login</text:span>:</text:p>
      <text:p text:style-name="P8"><text:span text:style-name="Code">echo -e 'PubkeyAuthentication yes\nPasswordAuthentication no\n' | sudo tee /etc/ssh/sshd_config.d/enable_ssh_key_login</text:span></text:p>
      <text:p text:style-name="P9"><text:span text:style-name="Emphasis"><text:span text:style-name="T8">NOTE:</text:span></text:span><text:span text:style-name="Code"><text:span text:style-name="T8"> Be careful if copying and pasting the above command, as the inverted commas will be the wrong ones</text:span></text:span></text:p>
      <text:p text:style-name="P3">Boot the Pi using the SSD</text:p>
      <text:p text:style-name="P3"><text:span text:style-name="T6">SSH</text:span> into the pi, and update it:</text:p>
      <text:p text:style-name="Code"><text:span text:style-name="Code">sudo apt update &amp;&amp; sudo apt dist-upgrade -y &amp;&amp; sudo apt autoremove -y</text:span></text:p>
      <text:p text:style-name="Text_20_body">Install pi specific stuff:</text:p>
      <text:p text:style-name="Code"><text:span text:style-name="Code">sudo apt install -y rpi-eeprom</text:span></text:p>
      <text:p text:style-name="Text_20_body">Change then firmware update channel:</text:p>
      <text:p text:style-name="Code"><text:span text:style-name="Code">sudo nano /etc/default/rpi-eeprom-update</text:span></text:p>
      <text:p text:style-name="Text_20_body"><text:soft-page-break/>Change the line <text:span text:style-name="Code">FIRMWARE_RELEASE_STATUS=”</text:span><text:span text:style-name="Code"><text:span text:style-name="T4">default</text:span></text:span><text:span text:style-name="Code">”</text:span> to:</text:p>
      <text:p text:style-name="Code"><text:span text:style-name="Code">FIRMWARE_RELEASE_STATUS="</text:span><text:span text:style-name="Code"><text:span text:style-name="T5">latest</text:span></text:span><text:span text:style-name="Code">"</text:span></text:p>
      <text:p text:style-name="Text_20_body"><text:span text:style-name="Emphasis"><text:span text:style-name="T4">NOTE:</text:span></text:span><text:span text:style-name="T4"> </text:span><text:span text:style-name="Code"><text:span text:style-name="T4">default</text:span></text:span><text:span text:style-name="T4"> and </text:span><text:span text:style-name="Code"><text:span text:style-name="T4">latest</text:span></text:span><text:span text:style-name="T4"> are symbolic links to the older release names of </text:span><text:span text:style-name="Code"><text:span text:style-name="T4">critical</text:span></text:span><text:span text:style-name="T4"> and </text:span><text:span text:style-name="Code"><text:span text:style-name="T4">stable</text:span></text:span></text:p>
      <text:p text:style-name="Text_20_body">Check if firmware is up-to-date:</text:p>
      <text:p text:style-name="Code"><text:bookmark text:name="block-b64e4a1b-5769-4304-bde4-1d6a2273c143"/><text:span text:style-name="Code">sudo rpi-eeprom-update</text:span></text:p>
      <text:p text:style-name="P10"><text:span text:style-name="Emphasis">NOTE:</text:span> Ubuntu can be many months behind the firmware offical release schedule, to install the latest firmware, boot from a raspOS SD card (doesn’t need a desktop installed, so lite version is okay <text:span text:style-name="T7">and ssh into it</text:span>)</text:p>
      <text:p text:style-name="Text_20_body">Check if USB Quirks need to compensated for:</text:p>
      <text:p text:style-name="Text_20_body"><text:span text:style-name="T11">Either Ubuntu takes ages to load/boot, or r</text:span>un a speed test <text:span text:style-name="T11">(although my speed test was high, but Ubuntu took 5mins too boot)</text:span>:</text:p>
      <text:p text:style-name="P11"><text:span text:style-name="Code">sudo curl https://raw.githubusercontent.com/TheRemote/PiBenchmarks/master/Storage.sh | sudo bash</text:span></text:p>
      <text:p text:style-name="Text_20_body">If the speed is low then get the vendor if:</text:p>
      <text:p text:style-name="P11"><text:span text:style-name="Code">lsusb</text:span></text:p>
      <text:p text:style-name="Text_20_body">In <text:span text:style-name="Code">/</text:span><text:span text:style-name="Code"><text:span text:style-name="T9">boot/firmware/</text:span></text:span><text:span text:style-name="Code">cmdline.txt</text:span> on Boot Partition add:</text:p>
      <text:p text:style-name="P11"><text:span text:style-name="Code">usb-storage.quirks=</text:span><text:span text:style-name="Emphasis">XXXX:XXXX</text:span><text:span text:style-name="Code">:u</text:span></text:p>
      <text:p text:style-name="P12">Where <text:span text:style-name="Code">XXXX:XXXX</text:span> is your vendor id string</text:p>
      <text:p text:style-name="Text_20_body"><text:span text:style-name="Emphasis">NOTE:</text:span> on the same line <text:span text:style-name="T10">as the current setting in the file</text:span></text:p>
      <text:p text:style-name="Text_20_body">Reboot, then rerun speed tests to see improvement <text:span text:style-name="T12">(or not, but at least Boot times should be massively improved).</text:span></text:p>
      <text:h text:style-name="Heading_20_1" text:outline-level="1">Install Homeassistant (Automatic)</text:h>
      <text:p text:style-name="Text_20_body">Copy over <text:span text:style-name="Code">home_assistant_setup</text:span></text:p>
      <text:p text:style-name="Text_20_body">Main-PC:</text:p>
      <text:p text:style-name="Code"><text:soft-page-break/><text:span text:style-name="Code">scp home_assistant_setup HassOS-flat:/home/ubuntu/</text:span><text:span text:style-name="Code"><text:span text:style-name="T2">home_assistant_setup</text:span></text:span></text:p>
      <text:p text:style-name="Text_20_body">Pi:</text:p>
      <text:p text:style-name="Code"><text:span text:style-name="Code">chmod +x home_assistant_setup</text:span></text:p>
      <text:p text:style-name="P13"><text:span text:style-name="Code">./home_assistant_setup</text:span></text:p>
      <text:p text:style-name="P22">Make history presistant between sessions:</text:p>
      <text:p text:style-name="P22"><text:span text:style-name="T20">Main-PC</text:span>:</text:p>
      <text:p text:style-name="P22"><text:span text:style-name="Code">scp /etc/bashrc.d/history.sh HassOS-flat:/home/ubuntu/</text:span></text:p>
      <text:p text:style-name="P22"><text:span text:style-name="Code">sudo mv history.sh /etc/profile.d/</text:span></text:p>
      <text:p text:style-name="P22">Add some useful aliases:</text:p>
      <text:p text:style-name="P22"><text:span text:style-name="T20">Main-PC</text:span>:</text:p>
      <text:p text:style-name="P22"><text:span text:style-name="Code"><text:span text:style-name="T19">scp .bash_aliases HassOS-flat:/home/ubuntu/</text:span></text:span></text:p>
      <text:p text:style-name="Text_20_body">Finally install docker-compose:</text:p>
      <text:p text:style-name="P17"><text:span text:style-name="Code">sudo apt install docker-compose</text:span></text:p>
      <text:p text:style-name="P18"><text:span text:style-name="Emphasis"><text:span text:style-name="T21">NOTE</text:span></text:span><text:span text:style-name="T21">: Skip the next step, which explains how to do everything above, but manually, and go to the ‘Restore Backup’ section</text:span></text:p>
      <text:h text:style-name="Heading_20_1" text:outline-level="1">Install Homeassistant <text:span text:style-name="T2">(Manual)</text:span></text:h>
      <text:p text:style-name="P29">Set Locale and Keyboard:</text:p>
      <text:p text:style-name="P15"><text:span text:style-name="Code">localectl set-keymap gb</text:span></text:p>
      <text:p text:style-name="P15"><text:span text:style-name="Code">localectl set-x11-keymap gb extd</text:span></text:p>
      <text:p text:style-name="P15"><text:span text:style-name="Code">localectl set-locale en_GB.UTF-8</text:span></text:p>
      <text:p text:style-name="P15"><text:span text:style-name="Code">timedatectl set-timezone Europe/London</text:span></text:p>
      <text:p text:style-name="P15">Add main user to dialout (serial devices) group:</text:p>
      <text:p text:style-name="P15"><text:span text:style-name="Code">sudo usermod -aG dialout ubuntu</text:span></text:p>
      <text:p text:style-name="P20">And sudo group:</text:p>
      <text:p text:style-name="P16"><text:span text:style-name="Code">sudo usermod -aG </text:span><text:span text:style-name="Code"><text:span text:style-name="T16">sudo</text:span></text:span><text:span text:style-name="Code"> ubuntu</text:span></text:p>
      <text:p text:style-name="P30"><text:soft-page-break/>Add swap:</text:p>
      <text:p text:style-name="P15"><text:span text:style-name="Code">fallocate -l 3G /swapfile</text:span></text:p>
      <text:p text:style-name="P15"><text:span text:style-name="Code">chmod 600 /swapfile</text:span></text:p>
      <text:p text:style-name="P15"><text:span text:style-name="Code">mkswap /swapfile</text:span></text:p>
      <text:p text:style-name="P15"><text:span text:style-name="Code">swapon /swapfile</text:span></text:p>
      <text:p text:style-name="P15"><text:span text:style-name="Code">echo '/swapfile none swap sw 0 0' | tee -a /etc/fstab</text:span></text:p>
      <text:p text:style-name="P15"><text:span text:style-name="Code">swapon --show</text:span></text:p>
      <text:p text:style-name="P19">Add user to sudoers:</text:p>
      <text:p text:style-name="P20"><text:span text:style-name="Code">echo -e '%sudo ALL=NOPASSWD: <text:s/>ALL\nubuntu ALL=NOPASSWD: <text:s/>ALL' | sudo tee </text:span><text:span text:style-name="Code"><text:span text:style-name="T17">/etc/sudoers.d/ubuntu</text:span></text:span></text:p>
      <text:p text:style-name="P34"><text:span text:style-name="T29">Setup NFS to share Home assisstant configuration folders:</text:span></text:p>
      <text:p text:style-name="P35"><text:span text:style-name="Code">printf "/usr/share/hassio <text:s text:c="3"/>192.168.16.1/24(rw,no_root_squash)\n" | sudo tee -a /etc/exports</text:span></text:p>
      <text:p text:style-name="P34">Make history presistant between sessions:</text:p>
      <text:p text:style-name="P22"><text:span text:style-name="T20">Main-PC</text:span>:</text:p>
      <text:p text:style-name="P21"><text:span text:style-name="Code">scp /etc/bashrc.d/history.sh HassOS-flat:/home/ubuntu/</text:span></text:p>
      <text:p text:style-name="P21"><text:span text:style-name="Code">sudo mv history.sh /etc/profile.d/</text:span></text:p>
      <text:p text:style-name="P22">Add some useful aliases:</text:p>
      <text:p text:style-name="P22"><text:span text:style-name="T20">Main-PC</text:span>:</text:p>
      <text:p text:style-name="P21"><text:span text:style-name="Code">scp .bash_aliases HassOS-flat:/home/ubuntu/</text:span></text:p>
      <text:p text:style-name="P5"><text:span text:style-name="T13">Reboot </text:span><text:span text:style-name="T20">Pi</text:span></text:p>
      <text:p text:style-name="P5">Install required dependancies:</text:p>
      <text:p text:style-name="Code"><text:soft-page-break/><text:span text:style-name="Code"><text:span text:style-name="T14">sudo </text:span></text:span><text:span text:style-name="Code">apt-get install -y software-properties-common apparmor-utils apt-transport-https avahi-daemon ca-certificates curl dbus jq network-manager socat </text:span><text:span text:style-name="Code"><text:span text:style-name="T28">nfs-kernel-server</text:span></text:span></text:p>
      <text:p text:style-name="P3">Remove incompatiable software:</text:p>
      <text:p text:style-name="Code"><text:span text:style-name="Code"><text:span text:style-name="T14">sudo </text:span></text:span><text:span text:style-name="Code">systemctl disable ModemManager</text:span></text:p>
      <text:p text:style-name="Code"><text:span text:style-name="Code"><text:span text:style-name="T14">sudo </text:span></text:span><text:span text:style-name="Code">systemctl stop ModemManager</text:span></text:p>
      <text:p text:style-name="P3">Install Docker:</text:p>
      <text:p text:style-name="Code"><text:span text:style-name="Code">curl -fsSL get.docker.com | sh</text:span></text:p>
      <text:p text:style-name="P17">Install docker-compose:</text:p>
      <text:p text:style-name="P17"><text:span text:style-name="Code">sudo apt install docker-compose</text:span></text:p>
      <text:p text:style-name="P31">Add user to docker group:</text:p>
      <text:p text:style-name="P6"><text:span text:style-name="Code"><text:span text:style-name="T13">sudo usermod -aG d</text:span></text:span><text:span text:style-name="Code"><text:span text:style-name="T18">ocker</text:span></text:span><text:span text:style-name="Code"><text:span text:style-name="T13"> ubuntu</text:span></text:span></text:p>
      <text:p text:style-name="P32">Reboot</text:p>
      <text:p text:style-name="P4">Run HomeAssistant install script:</text:p>
      <text:p text:style-name="Code"><text:span text:style-name="Code"><text:span text:style-name="T15">wget</text:span></text:span><text:span text:style-name="Code"> "https://raw.githubusercontent.com/Kanga-Who/home-assistant/master/supervised-installer.sh" </text:span></text:p>
      <text:p text:style-name="P14"><text:span text:style-name="Code"><text:span text:style-name="T15">chmod +x supervised-installer.sh</text:span></text:span></text:p>
      <text:p text:style-name="P14"><text:span text:style-name="Code"><text:span text:style-name="T15">sudo ./supervised-installer.sh -m raspberrypi4</text:span></text:span></text:p>
      <text:h text:style-name="Heading_20_1" text:outline-level="1">Restore Backup</text:h>
      <text:p text:style-name="P23"><text:span text:style-name="Emphasis"><text:span text:style-name="T24">NOTE</text:span></text:span><text:span text:style-name="T24">: </text:span>There is a limit of 1GB for backup file size, so copy the backup file to the pi:</text:p>
      <text:p text:style-name="P23"><text:span text:style-name="Emphasis"><text:span text:style-name="T24">On Your </text:span></text:span><text:span text:style-name="Emphasis">Main-PC</text:span>:</text:p>
      <text:p text:style-name="P23"><text:span text:style-name="Code">scp homeassistant_backup.tar HassOS-flat:/home/ubuntu/</text:span></text:p>
      <text:p text:style-name="P23">Then move it into the backups folder:</text:p>
      <text:p text:style-name="P23"><text:span text:style-name="Emphasis"><text:span text:style-name="T24">On the </text:span></text:span><text:span text:style-name="Emphasis">Pi</text:span>:</text:p>
      <text:p text:style-name="P23"><text:span text:style-name="Code">sudo mv ~/homeassistant_backup.tar /usr/share/hassio/backup/</text:span></text:p>
      <text:p text:style-name="P23">Now use ha command to restore the backup:</text:p>
      <text:p text:style-name="P27"><text:soft-page-break/>Reload the backups to pickup the one we just copied over:</text:p>
      <text:p text:style-name="P27"><text:span text:style-name="Code">sudo ha backups reload</text:span></text:p>
      <text:p text:style-name="P23">List backups (should just be the one):</text:p>
      <text:p text:style-name="P23"><text:span text:style-name="Code">sudo ha backups </text:span><text:span text:style-name="Code"><text:span text:style-name="T22">list</text:span></text:span></text:p>
      <text:p text:style-name="P23">Restore it:</text:p>
      <text:p text:style-name="P23"><text:span text:style-name="Code">sudo ha backups </text:span><text:span text:style-name="Code"><text:span text:style-name="T22">restore </text:span></text:span><text:span text:style-name="Emphasis"><text:span text:style-name="T22">&lt;slug from list command&gt;</text:span></text:span></text:p>
      <text:p text:style-name="P25">Check if it succeded <text:span text:style-name="T24">(especially if it return to the command line instantly, it should take quite a while)</text:span>:</text:p>
      <text:p text:style-name="P25"><text:span text:style-name="Code">sudo ha supervisor logs</text:span></text:p>
      <text:p text:style-name="P25"><text:span text:style-name="Emphasis"><text:span text:style-name="T24">NOTE</text:span></text:span><text:span text:style-name="T24">: </text:span>If it is block because the system is unhealthy <text:span text:style-name="T23">try rebooting, then try again</text:span>:</text:p>
      <text:p text:style-name="P25"><text:span text:style-name="Code">sudo ha host reboot</text:span></text:p>
      <text:p text:style-name="P28">Wait for the Pi to reboot and then ssh back in, once you can load the Home Assistant webpage again, type:</text:p>
      <text:p text:style-name="P24"><text:span text:style-name="Code">sudo ha backups </text:span><text:span text:style-name="Code"><text:span text:style-name="T22">restore </text:span></text:span><text:span text:style-name="Emphasis"><text:span text:style-name="T22">&lt;slug from list command&gt;</text:span></text:span></text:p>
      <text:p text:style-name="Text_20_body"><text:span text:style-name="Emphasis">Note</text:span>: <text:span text:style-name="T25">It’s a goo</text:span><text:span text:style-name="T27">d</text:span><text:span text:style-name="T25"> idea to <text:s/>look through the supervisor logs even when the backup is going well, just to see whicvh addons it can’t restore (usually because they are old ones you don’t use anymore, hopefully, </text:span><text:span text:style-name="T26">although they should still work if they did previously [it will just restore the files, even if the repo no longer exists]</text:span><text:span text:style-name="T25">):</text:span></text:p>
      <text:p text:style-name="P26"><text:span text:style-name="Code">sudo ha supervisor logs</text:span></text:p>
      <text:p text:style-name="P33">Check Addons:</text:p>
      <text:p text:style-name="P33">Go through the installed add ons and make sure the ones you want are set to start automatically and the watchdog timer is turned on (it sometimes gets turned off during restore for some reason). <text:s/>No need to start them up yet, if they aren;t already started, but also no harm in doing so.</text:p>
      <text:p text:style-name="P33"><text:soft-page-break/>Finally:</text:p>
      <text:p text:style-name="P33">Reboot homeassistant either from the Supervisor-Server-Reboot Host option, or using <text:span text:style-name="Code">sudo ha host reboo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Bold" style:font-family-generic="swiss" style:font-pitch="variable"/>
    <style:font-face style:name="Arial Black" svg:font-family="'Arial Black'" style:font-adornments="Bold Italic" style:font-pitch="variable"/>
    <style:font-face style:name="FuraCode Nerd Font Mono" svg:font-family="'FuraCode Nerd Font Mono'" style:font-adornments="Bold" style:font-pitch="variable"/>
    <style:font-face style:name="FuraCode Nerd Font Mono1" svg:font-family="'FuraCode Nerd Font Mono'" style:font-pitch="variable"/>
    <style:font-face style:name="Hack" svg:font-family="H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Bold" style:font-family-generic="swiss" style:font-pitch="variable" fo:font-size="16pt" fo:font-weight="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2cm" fo:margin-bottom="0.109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margin-top="0.109cm" fo:margin-bottom="0.109cm" style:contextual-spacing="false" fo:text-align="center" style:justify-single-word="false"/>
      <style:text-properties fo:font-size="28pt" fo:font-weight="bold" style:font-size-asian="28pt" style:font-weight-asian="bold" style:font-size-complex="28pt" style:font-weight-complex="bold"/>
    </style:style>
    <style:style style:name="Code" style:family="paragraph" style:parent-style-name="Standard" style:class="text">
      <style:text-properties style:font-name="FuraCode Nerd Font Mono" fo:font-family="'FuraCode Nerd Font Mono'" style:font-style-name="Bold" style:font-pitch="variable" fo:font-weight="bold"/>
    </style:style>
    <style:style style:name="Salutation" style:family="paragraph" style:parent-style-name="Standard" style:class="text">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de" style:family="text">
      <style:text-properties fo:color="#168253" loext:opacity="100%" style:font-name="FuraCode Nerd Font Mono1" fo:font-family="'FuraCode Nerd Font Mono'" style:font-pitch="variable" fo:font-weight="bold" style:font-weight-asian="bold" style:font-weight-complex="bold"/>
    </style:style>
    <style:style style:name="Emphasis" style:family="text">
      <style:text-properties fo:color="#f10d0c" loext:opacity="100%" style:font-name="Arial Black" fo:font-family="'Arial Black'" style:font-style-name="Bold Italic" style:font-pitch="variable" fo:font-size="13pt" fo:font-style="italic" fo:font-weight="bold"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8T21:19:49.245478877</meta:creation-date>
    <meta:editing-duration>PT6H6M25S</meta:editing-duration>
    <meta:editing-cycles>36</meta:editing-cycles>
    <meta:generator>LibreOffice/7.2.1.2$Linux_X86_64 LibreOffice_project/20$Build-2</meta:generator>
    <meta:initial-creator>Alex Wood</meta:initial-creator>
    <dc:date>2021-09-27T17:18:41.271261127</dc:date>
    <dc:creator>Alex Wood</dc:creator>
    <meta:document-statistic meta:table-count="0" meta:image-count="0" meta:object-count="0" meta:page-count="7" meta:paragraph-count="124" meta:word-count="845" meta:character-count="5913" meta:non-whitespace-character-count="5185"/>
    <meta:template xlink:type="simple" xlink:actuate="onRequest" xlink:title="Alex's Template" xlink:href="../../.config/libreoffice/4/user/template/Alex's%20Template.ott" meta:date="2021-09-08T21:19:47.665133179"/>
  </office:meta>
</office:document-meta>
</file>